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2" style:family="graphic" style:parent-style-name="objectwithoutfill">
      <style:graphic-properties draw:stroke="dash" draw:stroke-dash="_32__20_Dots_20_1_20_Dash" svg:stroke-color="#000000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.421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6" style:family="graphic" style:parent-style-name="standard">
      <style:graphic-properties svg:stroke-color="#fff200" draw:fill-color="#ffffff" draw:textarea-horizontal-align="left" draw:textarea-vertical-align="top" draw:auto-grow-height="false" fo:min-height="4.449cm" fo:min-width="4.8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51cm" svg:stroke-color="#fff45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ed1c24" draw:marker-start-width="0.355cm" draw:marker-end="Arrow" draw:marker-end-width="0.457cm" draw:fill="none" draw:fill-color="#ed1c24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ed1c2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fill-color="#fff450" draw:textarea-horizontal-align="justify" draw:textarea-vertical-align="middle" draw:auto-grow-height="false" fo:min-height="0.639cm" fo:min-width="2.421cm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639cm" fo:min-width="2.421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512cm" fo:min-width="2.421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3.945cm"/>
    </style:style>
    <style:style style:name="gr17" style:family="graphic" style:parent-style-name="standard">
      <style:graphic-properties draw:fill-color="#fff200" draw:textarea-horizontal-align="justify" draw:textarea-vertical-align="middle" draw:auto-grow-height="false" fo:min-height="0.639cm" fo:min-width="3.945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512cm" fo:min-width="2.421cm"/>
    </style:style>
    <style:style style:name="gr19" style:family="graphic" style:parent-style-name="objectwithoutfill">
      <style:graphic-properties draw:stroke="dash" draw:stroke-dash="Ultrafine_20_2_20_Dots_20_3_20_Dashes" svg:stroke-width="0.051cm" svg:stroke-color="#00a65d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ce181e" draw:fill-color="#ffffff" draw:textarea-horizontal-align="left" draw:textarea-vertical-align="top" draw:auto-grow-height="false" fo:min-height="4.449cm" fo:min-width="4.83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639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200"/>
    </style:style>
    <style:style style:name="P4" style:family="paragraph">
      <loext:graphic-properties draw:fill-color="#ffffff"/>
      <style:paragraph-properties fo:text-align="center"/>
      <style:text-properties fo:color="#fff200"/>
    </style:style>
    <style:style style:name="P5" style:family="paragraph">
      <loext:graphic-properties draw:fill="none" draw:fill-color="#ed1c24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fff200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style:paragraph-properties fo:text-align="center"/>
      <style:text-properties fo:color="#ce181e"/>
    </style:style>
    <style:style style:name="P12" style:family="paragraph">
      <loext:graphic-properties draw:fill-color="#ffffff"/>
      <style:paragraph-properties fo:text-align="center"/>
      <style:text-properties fo:color="#ce181e"/>
    </style:style>
    <style:style style:name="T1" style:family="text">
      <style:text-properties fo:color="#fff200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0.889cm" svg:x="3.315cm" svg:y="6.334cm">
          <text:p text:style-name="P1">wa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648cm" svg:y1="1.635cm" svg:x2="4.521cm" svg:y2="28.051cm">
          <text:p text:style-name="P1"/>
        </draw:line>
        <draw:line draw:style-name="gr3" draw:text-style-name="P2" draw:layer="layout" svg:x1="10.849cm" svg:y1="1.635cm" svg:x2="10.722cm" svg:y2="28.051cm">
          <text:p/>
        </draw:line>
        <draw:line draw:style-name="gr3" draw:text-style-name="P2" draw:layer="layout" svg:x1="16.449cm" svg:y1="1.635cm" svg:x2="16.322cm" svg:y2="28.051cm">
          <text:p/>
        </draw:line>
        <draw:custom-shape draw:style-name="gr4" draw:text-style-name="P1" xml:id="id2" draw:id="id2" draw:layer="layout" svg:width="2.921cm" svg:height="0.762cm" svg:x="1.569cm" svg:y="9.763cm">
          <text:p text:style-name="P1">isclo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921cm" svg:height="0.889cm" svg:x="5.229cm" svg:y="9.763cm">
          <text:p text:style-name="P1">timeout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921cm" svg:height="1.397cm" svg:x="9.593cm" svg:y="12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5.334cm" svg:height="4.699cm" svg:x="14.271cm" svg:y="13.319cm">
          <text:p text:style-name="P3"><text:span text:style-name="T1">ack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4.775cm" svg:y1="7.223cm" svg:x2="3.029cm" svg:y2="9.763cm" draw:start-shape="id1" draw:start-glue-point="2" draw:end-shape="id2" draw:end-glue-point="0" svg:d="M4775 7223l-1746 2540" svg:viewBox="0 0 1747 2541">
          <text:p/>
        </draw:connector>
        <draw:connector draw:style-name="gr7" draw:text-style-name="P2" draw:layer="layout" draw:type="line" svg:x1="6.689cm" svg:y1="9.763cm" svg:x2="4.775cm" svg:y2="7.223cm" draw:start-shape="id3" draw:start-glue-point="0" draw:end-shape="id1" draw:end-glue-point="2" svg:d="M6689 9763l-1914-2540" svg:viewBox="0 0 1915 2541">
          <text:p/>
        </draw:connector>
        <draw:connector draw:style-name="gr8" draw:text-style-name="P2" draw:layer="layout" draw:type="line" svg:x1="6.236cm" svg:y1="4.746cm" svg:x2="11.053cm" svg:y2="12.684cm" draw:start-shape="id4" draw:start-glue-point="1" draw:end-shape="id5" draw:end-glue-point="0" svg:d="M6236 4746l4817 7938" svg:viewBox="0 0 4818 7939">
          <text:p/>
        </draw:connector>
        <draw:connector draw:style-name="gr9" draw:text-style-name="P5" draw:layer="layout" draw:type="line" svg:x1="6.689cm" svg:y1="12.303cm" svg:x2="9.593cm" svg:y2="13.382cm" draw:start-shape="id6" draw:start-glue-point="2" draw:end-shape="id5" svg:d="M6689 12303l2904 1079" svg:viewBox="0 0 2905 1080">
          <text:p/>
        </draw:connector>
        <draw:connector draw:style-name="gr8" draw:text-style-name="P2" draw:layer="layout" draw:type="line" svg:x1="12.514cm" svg:y1="13.382cm" svg:x2="14.271cm" svg:y2="15.668cm" draw:start-shape="id5" draw:start-glue-point="1" draw:end-shape="id7" draw:end-glue-point="3" svg:d="M12514 13382l1757 2286" svg:viewBox="0 0 1758 2287">
          <text:p/>
        </draw:connector>
        <draw:connector draw:style-name="gr10" draw:text-style-name="P2" draw:layer="layout" draw:type="line" svg:x1="11.053cm" svg:y1="14.081cm" svg:x2="14.271cm" svg:y2="21.637cm" draw:start-shape="id5" draw:start-glue-point="2" draw:end-shape="id8" draw:end-glue-point="3" svg:d="M11053 14081l3218 7556" svg:viewBox="0 0 3219 7557">
          <text:p/>
        </draw:connector>
        <draw:frame draw:style-name="gr11" draw:text-style-name="P6" draw:layer="layout" svg:width="2.667cm" svg:height="0.962cm" svg:x="3.378cm" svg:y="1cm">
          <draw:text-box>
            <text:p>sender</text:p>
          </draw:text-box>
        </draw:frame>
        <draw:frame draw:style-name="gr12" draw:text-style-name="P6" draw:layer="layout" svg:width="2.667cm" svg:height="0.962cm" svg:x="9.728cm" svg:y="1cm">
          <draw:text-box>
            <text:p>node</text:p>
          </draw:text-box>
        </draw:frame>
        <draw:frame draw:style-name="gr12" draw:text-style-name="P6" draw:layer="layout" svg:width="2.794cm" svg:height="0.962cm" svg:x="15.097cm" svg:y="1cm">
          <draw:text-box>
            <text:p>handler</text:p>
          </draw:text-box>
        </draw:frame>
        <draw:custom-shape draw:style-name="gr13" draw:text-style-name="P7" xml:id="id4" draw:id="id4" draw:layer="layout" svg:width="2.921cm" svg:height="0.889cm" svg:x="3.315cm" svg:y="4.302cm">
          <text:p text:style-name="P1">Sendmsg 1</text:p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2.921cm" svg:height="0.889cm" svg:x="5.229cm" svg:y="11.414cm">
          <text:p text:style-name="P1">Sendmsg 2</text:p>
          <draw:enhanced-geometry svg:viewBox="0 0 21600 21600" draw:type="rectangle" draw:enhanced-path="M 0 0 L 21600 0 21600 21600 0 21600 0 0 Z N"/>
        </draw:custom-shape>
        <draw:custom-shape draw:style-name="gr15" draw:text-style-name="P8" xml:id="id9" draw:id="id9" draw:layer="layout" svg:width="2.921cm" svg:height="0.762cm" svg:x="1.569cm" svg:y="11.54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445cm" svg:height="0.889cm" svg:x="14.716cm" svg:y="14.208cm">
          <text:p text:style-name="P1">Load ackchan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445cm" svg:height="0.889cm" svg:x="14.716cm" svg:y="15.478cm">
          <text:p text:style-name="P1">Close chna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.921cm" svg:height="0.762cm" svg:x="15.478cm" svg:y="16.748cm">
          <text:p text:style-name="P1">delete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line" svg:x1="3.029cm" svg:y1="12.303cm" svg:x2="15.478cm" svg:y2="17.129cm" draw:start-shape="id9" draw:start-glue-point="2" draw:end-shape="id10" draw:end-glue-point="3" svg:d="M3029 12303l12449 4826" svg:viewBox="0 0 12450 4827">
          <text:p/>
        </draw:connector>
        <draw:custom-shape draw:style-name="gr20" draw:text-style-name="P12" xml:id="id8" draw:id="id8" draw:layer="layout" svg:width="5.334cm" svg:height="4.699cm" svg:x="14.271cm" svg:y="19.288cm">
          <text:p text:style-name="P11"><text:span text:style-name="T2">ack2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445cm" svg:height="0.889cm" svg:x="14.716cm" svg:y="20.177cm">
          <text:p text:style-name="P1">Load ackchan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4.445cm" svg:height="0.889cm" svg:x="14.716cm" svg:y="21.447cm">
          <text:p text:style-name="P1">Close chna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21cm" svg:height="0.762cm" svg:x="15.478cm" svg:y="22.717cm">
          <text:p text:style-name="P1">delet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3.029cm" svg:y1="10.525cm" svg:x2="3.029cm" svg:y2="11.541cm" draw:start-shape="id2" draw:start-glue-point="2" draw:end-shape="id9" draw:end-glue-point="0" svg:d="M3029 10525v1016" svg:viewBox="0 0 1 1017">
          <text:p/>
        </draw:connector>
        <draw:connector draw:style-name="gr7" draw:text-style-name="P2" draw:layer="layout" draw:type="line" svg:x1="6.689cm" svg:y1="10.652cm" svg:x2="6.689cm" svg:y2="11.414cm" draw:start-shape="id3" draw:start-glue-point="2" draw:end-shape="id6" draw:end-glue-point="0" svg:d="M6689 10652v762" svg:viewBox="0 0 1 763">
          <text:p/>
        </draw:connector>
        <draw:connector draw:style-name="gr7" draw:text-style-name="P2" draw:layer="layout" draw:type="line" svg:x1="4.775cm" svg:y1="5.191cm" svg:x2="4.775cm" svg:y2="6.334cm" draw:start-shape="id4" draw:start-glue-point="2" draw:end-shape="id1" draw:end-glue-point="0" svg:d="M4775 5191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09:38:41.594327761</meta:creation-date>
    <dc:date>2020-04-10T10:00:53.420719618</dc:date>
    <meta:editing-duration>PT11M7S</meta:editing-duration>
    <meta:editing-cycles>6</meta:editing-cycles>
    <meta:generator>LibreOffice/6.0.7.3$Linux_X86_64 LibreOffice_project/00m0$Build-3</meta:generator>
    <meta:document-statistic meta:object-count="31"/>
  </office:meta>
</office:document-meta>
</file>